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3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4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13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Courier 10 Pitch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1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1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22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23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24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25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8e1390" style:font-style-asian="normal" style:font-style-complex="normal"/>
    </style:style>
    <style:style style:name="T4" style:family="text">
      <style:text-properties fo:font-weight="normal" officeooo:rsid="008e1390" style:font-weight-asian="normal" style:font-weight-complex="normal"/>
    </style:style>
    <style:style style:name="T5" style:family="text">
      <style:text-properties fo:font-weight="normal" officeooo:rsid="008bc3df" style:font-weight-asian="normal" style:font-weight-complex="normal"/>
    </style:style>
    <style:style style:name="T6" style:family="text">
      <style:text-properties officeooo:rsid="0056aaa5"/>
    </style:style>
    <style:style style:name="T7" style:family="text">
      <style:text-properties officeooo:rsid="008bc3df"/>
    </style:style>
    <style:style style:name="T8" style:family="text">
      <style:text-properties officeooo:rsid="008e1390"/>
    </style:style>
    <style:style style:name="T9" style:family="text">
      <style:text-properties officeooo:rsid="008e22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hrv_lan</text:span> – interface gráfica para aquisição de vídeo <text:span text:style-name="T8">e frequencia cardíaca </text:span>em uma LAN</text:p>
      <text:p text:style-name="P3"/>
      <text:p text:style-name="P3"><text:span text:style-name="T6">1. </text:span>Introdução/Justificativa</text:p>
      <text:p text:style-name="P1"/>
      <text:p text:style-name="P2"><text:tab/>O objetivo deste software é capturar vídeo de webcams de computadores conectados a uma LAN. Paralelamente à captura, o sinal de ECG do usuário também deve ser capturado.</text:p>
      <text:p text:style-name="P2"/>
      <text:p text:style-name="P2"><text:tab/>As principais características do software são:</text:p>
      <text:p text:style-name="P2"/>
      <text:p text:style-name="P2">1 - Possui janela do operador, onde se controla o início dacaptura.</text:p>
      <text:p text:style-name="P2">2 - Permite estabelecer a rotina de captura. tempo em NVNM etc.</text:p>
      <text:p text:style-name="P2">3 - Possui janelas para os subjects</text:p>
      <text:p text:style-name="P2">4 - Deve ser capaz de exibir vídeos pre-gravados ou víceos transmitidos via streaming.</text:p>
      <text:p text:style-name="P2">5 - Deve ser capaz de salvar o sinal de ECG</text:p>
      <text:p text:style-name="P2">6 - Deve ser capaz consultar as cameras disponiveis no localhost e nos demais hosts da rede. Deve ser possível localizar automaticamente os servidores de cameras na rede com uma determinada porta aberta.</text:p>
      <text:p text:style-name="P12"/>
      <text:p text:style-name="P11">2. <text:span text:style-name="T7">Classes</text:span></text:p>
      <text:p text:style-name="P11"/>
      <text:p text:style-name="P11">2.<text:span text:style-name="T8">1</text:span>. <text:span text:style-name="T7">Classe LanCamera</text:span></text:p>
      <text:p text:style-name="P10"/>
      <text:p text:style-name="P9"><text:tab/>A classe <text:span text:style-name="T8">LanC</text:span>amera é uma camada que expõe as funcionalidades da<text:span text:style-name="T8">s</text:span> c<text:span text:style-name="T8">â</text:span>mera<text:span text:style-name="T8">s disponíveis na LAN</text:span>. Possui os seguintes métodos:</text:p>
      <text:p text:style-name="P9"/>
      <text:p text:style-name="P13">start_server</text:p>
      <text:p text:style-name="P15">Inicia o servidor que disponibiliza as webcams do localhost para a rede.</text:p>
      <text:p text:style-name="P13"/>
      <text:p text:style-name="P13">stop_server</text:p>
      <text:p text:style-name="P15">Interrompe o servidor.</text:p>
      <text:p text:style-name="P5"/>
      <text:p text:style-name="P13">list_servers</text:p>
      <text:p text:style-name="P15">Envia um sinal de broadcast para a rede para localizar todos os servidores ativos.</text:p>
      <text:p text:style-name="P9"/>
      <text:p text:style-name="P13">list_cams_local</text:p>
      <text:p text:style-name="P16"><text:span text:style-name="T2">L</text:span><text:span text:style-name="T1">ista as câmeras do localhost</text:span></text:p>
      <text:p text:style-name="P9"/>
      <text:p text:style-name="P13">list_cams_lan</text:p>
      <text:p text:style-name="P16"><text:span text:style-name="T2">L</text:span><text:span text:style-name="T1">ista as câmeras da LAN</text:span></text:p>
      <text:p text:style-name="P9"/>
      <text:p text:style-name="P14">handle = stream_start(cam_id, ip_addr)</text:p>
      <text:p text:style-name="P17"><text:span text:style-name="T3">Inicia streaming de vídeo da câmera especificada. Retorna um handle</text:span></text:p>
      <text:p text:style-name="P17"><text:span text:style-name="T3"/></text:p>
      <text:p text:style-name="P14">stream_show(handle, window)</text:p>
      <text:p text:style-name="P17"><text:span text:style-name="T3">Exibe streaming de vídeo com handle espeficidado em window.</text:span></text:p>
      <text:p text:style-name="P17"><text:span text:style-name="T3"/></text:p>
      <text:p text:style-name="P14">stream_save(handle, filename)</text:p>
      <text:p text:style-name="P17"><text:span text:style-name="T3">Salva streaming de vídeo com handle espeficidado para arquivo.</text:span></text:p>
      <text:p text:style-name="P17"><text:soft-page-break/><text:span text:style-name="T3"/></text:p>
      <text:p text:style-name="P17"><text:span text:style-name="T3"/></text:p>
      <text:p text:style-name="P11"><text:span text:style-name="T8">2.2</text:span>. <text:span text:style-name="T7">Classe Routine</text:span></text:p>
      <text:p text:style-name="P11"><text:span text:style-name="T5"/></text:p>
      <text:p text:style-name="P11"><text:span text:style-name="T5"><text:tab/>A classe </text:span><text:span text:style-name="T4">Routine lê os arquivos que controlam a rotina de captura e exibição de um experimento.</text:span></text:p>
      <text:p text:style-name="P11"><text:span text:style-name="T4"/></text:p>
      <text:p text:style-name="P11"><text:span text:style-name="T4"/></text:p>
      <text:p text:style-name="P7"><text:tab/>Abaixo está um exemplo de arquivo de <text:span text:style-name="T9">rotina de captura</text:span>.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24"><text:span text:style-name="T9">0; message; all; “Welcome!”</text:span></text:p>
            <text:p text:style-name="P24"><text:span text:style-name="T9">0; show; all; #FFFF00</text:span></text:p>
            <text:p text:style-name="P24"><text:span text:style-name="T9">5000; message; all; “Please watch this video”</text:span></text:p>
            <text:p text:style-name="P24"><text:span text:style-name="T9">5000; play; all; “videos/instructions.mp4”</text:span></text:p>
            <text:p text:style-name="P23">30000; message; all; “No View No Motion”</text:p>
            <text:p text:style-name="P23">45000; message; all; “No View Motion”</text:p>
            <text:p text:style-name="P23">60000; message; s1; “Please gesticulate”</text:p>
            <text:p text:style-name="P23">60000; message; s2; “Spontaneous Imitation”</text:p>
            <text:p text:style-name="P24"><text:span text:style-name="T9">60000; show; s1; c2</text:span></text:p>
            <text:p text:style-name="P24"><text:span text:style-name="T9">60000; show; s2; c1</text:span></text:p>
            <text:p text:style-name="P23">90000; message; s2; “Induced Imitation”</text:p>
            <text:p text:style-name="P23">120000; message; all; “Please stop. Thank you!”</text:p>
            <text:p text:style-name="P24"><text:span text:style-name="T9">120000; show; all; #FFFF00</text:span></text:p>
            <text:p text:style-name="P24">...</text:p>
          </table:table-cell>
        </table:table-row>
      </table:table>
      <text:p text:style-name="P7"><text:span text:style-name="T4"/></text:p>
      <text:p text:style-name="P11"><text:span text:style-name="T4"/></text:p>
      <text:p text:style-name="P19"><text:tab/>Abaixo está a lista de comandos suportados.</text:p>
      <text:p text:style-name="P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21">Instrução</text:p>
          </table:table-cell>
          <table:table-cell table:style-name="Table7.A1" office:value-type="string">
            <text:p text:style-name="P21">Op. <text:span text:style-name="T9">1</text:span></text:p>
          </table:table-cell>
          <table:table-cell table:style-name="Table7.A1" office:value-type="string">
            <text:p text:style-name="P22">Op. 2</text:p>
          </table:table-cell>
          <table:table-cell table:style-name="Table7.D1" office:value-type="string">
            <text:p text:style-name="P21">Comentário</text:p>
          </table:table-cell>
        </table:table-row>
        <table:table-row>
          <table:table-cell table:style-name="Table7.A2" office:value-type="string">
            <text:p text:style-name="P23">message</text:p>
          </table:table-cell>
          <table:table-cell table:style-name="Table7.A2" office:value-type="string">
            <text:p text:style-name="P23">User</text:p>
          </table:table-cell>
          <table:table-cell table:style-name="Table7.A2" office:value-type="string">
            <text:p text:style-name="P23">String</text:p>
          </table:table-cell>
          <table:table-cell table:style-name="Table7.D2" office:value-type="string">
            <text:p text:style-name="P22">Show message on screen</text:p>
          </table:table-cell>
        </table:table-row>
        <table:table-row>
          <table:table-cell table:style-name="Table7.A2" office:value-type="string">
            <text:p text:style-name="P23">show</text:p>
          </table:table-cell>
          <table:table-cell table:style-name="Table7.A2" office:value-type="string">
            <text:p text:style-name="P23">User</text:p>
          </table:table-cell>
          <table:table-cell table:style-name="Table7.A2" office:value-type="string">
            <text:p text:style-name="P23">Color/Cam</text:p>
          </table:table-cell>
          <table:table-cell table:style-name="Table7.D2" office:value-type="string">
            <text:p text:style-name="P22">Show color or camera content on video canvas</text:p>
          </table:table-cell>
        </table:table-row>
        <table:table-row>
          <table:table-cell table:style-name="Table7.A2" office:value-type="string">
            <text:p text:style-name="P23">play</text:p>
          </table:table-cell>
          <table:table-cell table:style-name="Table7.A2" office:value-type="string">
            <text:p text:style-name="P23">User</text:p>
          </table:table-cell>
          <table:table-cell table:style-name="Table7.A2" office:value-type="string">
            <text:p text:style-name="P23">String</text:p>
          </table:table-cell>
          <table:table-cell table:style-name="Table7.D2" office:value-type="string">
            <text:p text:style-name="P22">Play video and show on video canvas</text:p>
          </table:table-cell>
        </table:table-row>
      </table:table>
      <text:p text:style-name="P18"/>
      <text:p text:style-name="P20"><text:tab/><text:span text:style-name="T9">User = {s1, s2, all}</text:span></text:p>
      <text:p text:style-name="P20"><text:tab/><text:span text:style-name="T9">cam = {c1, c2}</text:span></text:p>
      <text:p text:style-name="P20"><text:span text:style-name="T4"/></text:p>
      <text:p text:style-name="P11"><text:span text:style-name="T4"/></text:p>
      <text:p text:style-name="P11"><text:span text:style-name="T4"/></text:p>
      <text:p text:style-name="P11"><text:span text:style-name="T8">2.3</text:span>. <text:span text:style-name="T7">Classe WinOp</text:span></text:p>
      <text:p text:style-name="P10"/>
      <text:p text:style-name="P10"><text:tab/>A classe <text:span text:style-name="T8">WinOp cria a janela usada pelo operador do sistema. Expõe as funcionalidades das câmeras da LAN ao usuário, define a rotina de captura, seleciona as câmeras a serem usadas e clientes onde os vídeos serão exibidos.</text:span></text:p>
      <text:p text:style-name="P6"/>
      <text:p text:style-name="P6"/>
      <text:p text:style-name="P11"><text:span text:style-name="T8">2.3</text:span>. <text:span text:style-name="T7">Classe WinSubj</text:span></text:p>
      <text:p text:style-name="P10"><text:soft-page-break/></text:p>
      <text:p text:style-name="P10"><text:tab/>A classe <text:span text:style-name="T8">WinSubj cria a janela usada pelo subject participante do experimento. É controlada por comandos enviados por WinOp via socket. Exibe o conteúdo de alguma câmera da rede, mostra vídeos e mostra mensagens com instruçõe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1-11-25T08:36:14.096885783</dc:date>
    <meta:editing-duration>PT23H3M30S</meta:editing-duration>
    <meta:editing-cycles>118</meta:editing-cycles>
    <meta:generator>LibreOffice/6.0.7.3$Linux_X86_64 LibreOffice_project/00m0$Build-3</meta:generator>
    <dc:creator>Daniel Dantas</dc:creator>
    <meta:document-statistic meta:table-count="2" meta:image-count="0" meta:object-count="0" meta:page-count="3" meta:paragraph-count="69" meta:word-count="469" meta:character-count="2915" meta:non-whitespace-character-count="2504"/>
  </office:meta>
</office:document-meta>
</file>